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9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7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02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34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80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24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58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70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76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79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0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2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3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87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9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98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08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1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1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20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21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22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6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7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8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39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41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43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44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4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48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49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52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54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55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5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62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6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66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70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71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73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75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77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78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79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80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82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85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87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88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9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95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99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03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04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5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7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1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1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18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2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2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31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3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37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41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42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eur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45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48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52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5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6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61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63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76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79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81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93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09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13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17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23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26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3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3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39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43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54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64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6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72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75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87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95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01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03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05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7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0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/00/0000</text:date>, <text:time style:data-style-name="N2" text:time-value="17:11:48.966284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9-12-27T17:17:48.395051039</dc:date>
    <meta:editing-duration>P76DT4H15M2S</meta:editing-duration>
    <meta:editing-cycles>1626</meta:editing-cycles>
    <meta:generator>LibreOffice/6.0.7.3$Linux_X86_64 LibreOffice_project/00m0$Build-3</meta:generator>
    <dc:creator>James Petts</dc:creator>
    <meta:document-statistic meta:table-count="3" meta:cell-count="5046" meta:object-count="0"/>
  </office:meta>
</office:document-meta>
</file>